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54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9.324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3.00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zbe-dekont2302-2020-2021">
      <style:table-properties table:display="true" style:writing-mode="lr-tb"/>
    </style:style>
    <style:style style:name="ta2" style:family="table" style:master-page-name="PageStyle_5f_Sayfa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be-dekont2302-2020-202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----------------------- Page 1---------------------</text:p>
          </table:table-cell>
          <table:table-cell table:style-name="ce1" office:value-type="string" calcext:value-type="string">
            <text:p>--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yın PERVİN ÖZLEM BAL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İşlem Tarihi</text:p>
          </table:table-cell>
          <table:table-cell/>
          <table:table-cell table:style-name="ce3" office:value-type="string" calcext:value-type="string">
            <text:p>Açıklama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akiye</text:p>
          </table:table-cell>
          <table:table-cell table:number-columns-repeated="1019"/>
        </table:table-row>
        <table:table-row table:style-name="ro2" table:number-rows-repeated="7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style-name="ce2" office:value-type="date" office:date-value="2021-05-27" calcext:value-type="date">
            <text:p>27.05.2021</text:p>
          </table:table-cell>
          <table:table-cell/>
          <table:table-cell table:style-name="ce3" office:value-type="string" calcext:value-type="string">
            <text:p>38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E13]-[.D12]" office:value-type="float" office:value="187916.77" calcext:value-type="float">
            <text:p>187.916,7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1-04-26" calcext:value-type="date">
            <text:p>26.04.2021</text:p>
          </table:table-cell>
          <table:table-cell/>
          <table:table-cell table:style-name="ce3" office:value-type="string" calcext:value-type="string">
            <text:p>37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E14]-[.D13]" office:value-type="float" office:value="191373.77" calcext:value-type="float">
            <text:p>191.373,7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1-04-15" calcext:value-type="date">
            <text:p>15.04.2021</text:p>
          </table:table-cell>
          <table:table-cell/>
          <table:table-cell table:style-name="ce3" office:value-type="string" calcext:value-type="string">
            <text:p>36 taksit ödeme­anapara</text:p>
          </table:table-cell>
          <table:table-cell office:value-type="float" office:value="112.12" calcext:value-type="float">
            <text:p>112,12</text:p>
          </table:table-cell>
          <table:table-cell table:style-name="ce4" table:formula="of:=[.E15]-[.D14]" office:value-type="float" office:value="194830.77" calcext:value-type="float">
            <text:p>194.830,7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1-03-29" calcext:value-type="date">
            <text:p>29.03.2021</text:p>
          </table:table-cell>
          <table:table-cell/>
          <table:table-cell table:style-name="ce3" office:value-type="string" calcext:value-type="string">
            <text:p>36 taksit ödeme­anapara</text:p>
          </table:table-cell>
          <table:table-cell office:value-type="float" office:value="2881.26" calcext:value-type="float">
            <text:p>2881,26</text:p>
          </table:table-cell>
          <table:table-cell table:style-name="ce4" table:formula="of:=[.E16]-[.D15]" office:value-type="float" office:value="194942.89" calcext:value-type="float">
            <text:p>194.942,8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1-02-26" calcext:value-type="date">
            <text:p>26.02.2021</text:p>
          </table:table-cell>
          <table:table-cell/>
          <table:table-cell table:style-name="ce3" office:value-type="string" calcext:value-type="string">
            <text:p>35 taksit ödeme­anapara</text:p>
          </table:table-cell>
          <table:table-cell office:value-type="float" office:value="1480.06" calcext:value-type="float">
            <text:p>1480,06</text:p>
          </table:table-cell>
          <table:table-cell table:style-name="ce4" table:formula="of:=[.E17]-[.D16]" office:value-type="float" office:value="197824.15" calcext:value-type="float">
            <text:p>197.824,1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1-02-16" calcext:value-type="date">
            <text:p>16.02.2021</text:p>
          </table:table-cell>
          <table:table-cell/>
          <table:table-cell table:style-name="ce3" office:value-type="string" calcext:value-type="string">
            <text:p>34 taksit ödeme­anapara</text:p>
          </table:table-cell>
          <table:table-cell office:value-type="float" office:value="109.31" calcext:value-type="float">
            <text:p>109,31</text:p>
          </table:table-cell>
          <table:table-cell table:style-name="ce4" table:formula="of:=[.E18]-[.D17]" office:value-type="float" office:value="199304.21" calcext:value-type="float">
            <text:p>199.304,2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1-02-03" calcext:value-type="date">
            <text:p>03.02.2021</text:p>
          </table:table-cell>
          <table:table-cell/>
          <table:table-cell table:style-name="ce3" office:value-type="string" calcext:value-type="string">
            <text:p>34 taksit ödeme­anapara</text:p>
          </table:table-cell>
          <table:table-cell table:style-name="ce4" office:value-type="float" office:value="1356.24" calcext:value-type="float">
            <text:p>1.356,24</text:p>
          </table:table-cell>
          <table:table-cell table:style-name="ce4" table:formula="of:=[.E19]-[.D18]" office:value-type="float" office:value="199413.52" calcext:value-type="float">
            <text:p>199.413,52</text:p>
          </table:table-cell>
          <table:table-cell table:number-columns-repeated="1019"/>
        </table:table-row>
        <table:table-row table:style-name="ro2">
          <table:table-cell table:style-name="ce2"/>
          <table:table-cell/>
          <table:table-cell table:style-name="ce3"/>
          <table:table-cell table:style-name="ce4"/>
          <table:table-cell table:style-name="ce4" table:formula="of:=[.E20]-[.D19]" office:value-type="float" office:value="200769.76" calcext:value-type="float">
            <text:p>200.769,7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1-01-23" calcext:value-type="date">
            <text:p>23.01.2021</text:p>
          </table:table-cell>
          <table:table-cell/>
          <table:table-cell table:style-name="ce3" office:value-type="string" calcext:value-type="string">
            <text:p>33 taksit ödeme­anapara</text:p>
          </table:table-cell>
          <table:table-cell table:style-name="ce4" office:value-type="float" office:value="1451.18" calcext:value-type="float">
            <text:p>1.451,18</text:p>
          </table:table-cell>
          <table:table-cell table:style-name="ce4" table:formula="of:=[.E21]-[.D20]" office:value-type="float" office:value="200769.76" calcext:value-type="float">
            <text:p>200.769,7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12-19" calcext:value-type="date">
            <text:p>19.12.2020</text:p>
          </table:table-cell>
          <table:table-cell/>
          <table:table-cell table:style-name="ce3" office:value-type="string" calcext:value-type="string">
            <text:p>32 taksit ödeme­anapara</text:p>
          </table:table-cell>
          <table:table-cell table:style-name="ce4" office:value-type="float" office:value="1436.96" calcext:value-type="float">
            <text:p>1.436,96</text:p>
          </table:table-cell>
          <table:table-cell table:style-name="ce4" table:formula="of:=[.E22]-[.D21]" office:value-type="float" office:value="202220.94" calcext:value-type="float">
            <text:p>202.220,9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11-05" calcext:value-type="date">
            <text:p>05.11.2020</text:p>
          </table:table-cell>
          <table:table-cell/>
          <table:table-cell table:style-name="ce3" office:value-type="string" calcext:value-type="string">
            <text:p>31 taksit ödeme­anapara</text:p>
          </table:table-cell>
          <table:table-cell office:value-type="float" office:value="985.58" calcext:value-type="float">
            <text:p>985,58</text:p>
          </table:table-cell>
          <table:table-cell table:style-name="ce4" table:formula="of:=[.E23]-[.D22]" office:value-type="float" office:value="203657.9" calcext:value-type="float">
            <text:p>203.657,9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10-29" calcext:value-type="date">
            <text:p>29.10.2020</text:p>
          </table:table-cell>
          <table:table-cell/>
          <table:table-cell table:style-name="ce3" office:value-type="string" calcext:value-type="string">
            <text:p>31 taksit ödeme­anapara</text:p>
          </table:table-cell>
          <table:table-cell office:value-type="float" office:value="437.29" calcext:value-type="float">
            <text:p>437,29</text:p>
          </table:table-cell>
          <table:table-cell table:style-name="ce4" table:formula="of:=[.E24]-[.D23]" office:value-type="float" office:value="204643.48" calcext:value-type="float">
            <text:p>204.643,4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09-25" calcext:value-type="date">
            <text:p>25.09.2020</text:p>
          </table:table-cell>
          <table:table-cell/>
          <table:table-cell table:style-name="ce3" office:value-type="string" calcext:value-type="string">
            <text:p>30 taksit ödeme­anapara</text:p>
          </table:table-cell>
          <table:table-cell table:style-name="ce4" office:value-type="float" office:value="1408.92" calcext:value-type="float">
            <text:p>1.408,92</text:p>
          </table:table-cell>
          <table:table-cell table:style-name="ce4" table:formula="of:=[.E25]-[.D24]" office:value-type="float" office:value="205080.77" calcext:value-type="float">
            <text:p>205.080,7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09-15" calcext:value-type="date">
            <text:p>15.09.2020</text:p>
          </table:table-cell>
          <table:table-cell/>
          <table:table-cell table:style-name="ce3" office:value-type="string" calcext:value-type="string">
            <text:p>29 taksit ödeme­anapara</text:p>
          </table:table-cell>
          <table:table-cell table:style-name="ce4" office:value-type="float" office:value="1395.11" calcext:value-type="float">
            <text:p>1.395,11</text:p>
          </table:table-cell>
          <table:table-cell table:style-name="ce4" table:formula="of:=[.E26]-[.D25]" office:value-type="float" office:value="206489.69" calcext:value-type="float">
            <text:p>206.489,6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07-27" calcext:value-type="date">
            <text:p>27.07.2020</text:p>
          </table:table-cell>
          <table:table-cell/>
          <table:table-cell table:style-name="ce3" office:value-type="string" calcext:value-type="string">
            <text:p>28 taksit ödeme­anapara</text:p>
          </table:table-cell>
          <table:table-cell table:style-name="ce4" office:value-type="float" office:value="1381.43" calcext:value-type="float">
            <text:p>1.381,43</text:p>
          </table:table-cell>
          <table:table-cell table:style-name="ce4" table:formula="of:=[.E27]-[.D26]" office:value-type="float" office:value="207884.8" calcext:value-type="float">
            <text:p>207.884,8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06-28" calcext:value-type="date">
            <text:p>28.06.2020</text:p>
          </table:table-cell>
          <table:table-cell/>
          <table:table-cell table:style-name="ce3" office:value-type="string" calcext:value-type="string">
            <text:p>27 taksit ödeme­anapara</text:p>
          </table:table-cell>
          <table:table-cell table:style-name="ce4" office:value-type="float" office:value="1367.89" calcext:value-type="float">
            <text:p>1.367,89</text:p>
          </table:table-cell>
          <table:table-cell table:style-name="ce4" table:formula="of:=[.E28]-[.D27]" office:value-type="float" office:value="209266.23" calcext:value-type="float">
            <text:p>209.266,2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06-15" calcext:value-type="date">
            <text:p>15.06.2020</text:p>
          </table:table-cell>
          <table:table-cell/>
          <table:table-cell table:style-name="ce3" office:value-type="string" calcext:value-type="string">
            <text:p>26 taksit ödeme­anapara</text:p>
          </table:table-cell>
          <table:table-cell office:value-type="float" office:value="27.57" calcext:value-type="float">
            <text:p>27,57</text:p>
          </table:table-cell>
          <table:table-cell table:style-name="ce4" table:formula="of:=[.E29]-[.D28]" office:value-type="float" office:value="210634.12" calcext:value-type="float">
            <text:p>210.634,1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06-07" calcext:value-type="date">
            <text:p>07.06.2020</text:p>
          </table:table-cell>
          <table:table-cell/>
          <table:table-cell table:style-name="ce3" office:value-type="string" calcext:value-type="string">
            <text:p>26 taksit ödeme­anapara</text:p>
          </table:table-cell>
          <table:table-cell office:value-type="float" office:value="398.72" calcext:value-type="float">
            <text:p>398,72</text:p>
          </table:table-cell>
          <table:table-cell table:style-name="ce4" table:formula="of:=[.E30]-[.D29]" office:value-type="float" office:value="210661.69" calcext:value-type="float">
            <text:p>210.661,6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05-31" calcext:value-type="date">
            <text:p>31.05.2020</text:p>
          </table:table-cell>
          <table:table-cell/>
          <table:table-cell table:style-name="ce3" office:value-type="string" calcext:value-type="string">
            <text:p>26 taksit ödeme­anapara</text:p>
          </table:table-cell>
          <table:table-cell office:value-type="float" office:value="928.19" calcext:value-type="float">
            <text:p>928,19</text:p>
          </table:table-cell>
          <table:table-cell table:style-name="ce4" table:formula="of:=[.E31]-[.D30]" office:value-type="float" office:value="211060.41" calcext:value-type="float">
            <text:p>211.060,4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05-17" calcext:value-type="date">
            <text:p>17.05.2020</text:p>
          </table:table-cell>
          <table:table-cell/>
          <table:table-cell table:style-name="ce3" office:value-type="string" calcext:value-type="string">
            <text:p>25 taksit ödeme­anapara</text:p>
          </table:table-cell>
          <table:table-cell office:value-type="float" office:value="967.54" calcext:value-type="float">
            <text:p>967,54</text:p>
          </table:table-cell>
          <table:table-cell table:style-name="ce4" table:formula="of:=[.E32]-[.D31]" office:value-type="float" office:value="211988.6" calcext:value-type="float">
            <text:p>211.988,6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05-04" calcext:value-type="date">
            <text:p>04.05.2020</text:p>
          </table:table-cell>
          <table:table-cell/>
          <table:table-cell table:style-name="ce3" office:value-type="string" calcext:value-type="string">
            <text:p>25 taksit ödeme­anapara</text:p>
          </table:table-cell>
          <table:table-cell office:value-type="float" office:value="373.66" calcext:value-type="float">
            <text:p>373,66</text:p>
          </table:table-cell>
          <table:table-cell table:style-name="ce4" table:formula="of:=[.E33]-[.D32]" office:value-type="float" office:value="212956.14" calcext:value-type="float">
            <text:p>212.956,1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03-26" calcext:value-type="date">
            <text:p>26.03.2020</text:p>
          </table:table-cell>
          <table:table-cell/>
          <table:table-cell table:style-name="ce3" office:value-type="string" calcext:value-type="string">
            <text:p>24 taksit ödeme­anapara</text:p>
          </table:table-cell>
          <table:table-cell table:style-name="ce4" office:value-type="float" office:value="1328.06" calcext:value-type="float">
            <text:p>1.328,06</text:p>
          </table:table-cell>
          <table:table-cell table:style-name="ce4" table:formula="of:=[.E34]-[.D33]" office:value-type="float" office:value="213329.8" calcext:value-type="float">
            <text:p>213.329,8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02-25" calcext:value-type="date">
            <text:p>25.02.2020</text:p>
          </table:table-cell>
          <table:table-cell/>
          <table:table-cell table:style-name="ce3" office:value-type="string" calcext:value-type="string">
            <text:p>23 taksit ödeme­anapara</text:p>
          </table:table-cell>
          <table:table-cell table:style-name="ce4" office:value-type="float" office:value="1315.04" calcext:value-type="float">
            <text:p>1.315,04</text:p>
          </table:table-cell>
          <table:table-cell table:style-name="ce4" table:formula="of:=[.E35]-[.D34]" office:value-type="float" office:value="214657.86" calcext:value-type="float">
            <text:p>214.657,8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table:formula="of:=[.E36]-[.D35]" office:value-type="float" office:value="215972.9" calcext:value-type="float">
            <text:p>215.972,9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0-01-27" calcext:value-type="date">
            <text:p>27.01.2020</text:p>
          </table:table-cell>
          <table:table-cell/>
          <table:table-cell table:style-name="ce3" office:value-type="string" calcext:value-type="string">
            <text:p>22 taksit ödeme­anapara</text:p>
          </table:table-cell>
          <table:table-cell table:style-name="ce4" office:value-type="float" office:value="1302.15" calcext:value-type="float">
            <text:p>1.302,15</text:p>
          </table:table-cell>
          <table:table-cell table:style-name="ce4" table:formula="of:=[.E37]-[.D36]" office:value-type="float" office:value="215972.9" calcext:value-type="float">
            <text:p>215.972,9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9-12-25" calcext:value-type="date">
            <text:p>25.12.2019</text:p>
          </table:table-cell>
          <table:table-cell/>
          <table:table-cell table:style-name="ce3" office:value-type="string" calcext:value-type="string">
            <text:p>21 taksit ödeme­anapara</text:p>
          </table:table-cell>
          <table:table-cell table:style-name="ce4" office:value-type="float" office:value="1289.38" calcext:value-type="float">
            <text:p>1.289,38</text:p>
          </table:table-cell>
          <table:table-cell table:style-name="ce4" table:formula="of:=[.E38]-[.D37]" office:value-type="float" office:value="217275.05" calcext:value-type="float">
            <text:p>217.275,0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9-12-02" calcext:value-type="date">
            <text:p>02.12.2019</text:p>
          </table:table-cell>
          <table:table-cell/>
          <table:table-cell table:style-name="ce3" office:value-type="string" calcext:value-type="string">
            <text:p>20 taksit ödeme­anapara</text:p>
          </table:table-cell>
          <table:table-cell table:style-name="ce4" office:value-type="float" office:value="1276.74" calcext:value-type="float">
            <text:p>1.276,74</text:p>
          </table:table-cell>
          <table:table-cell table:style-name="ce4" table:formula="of:=[.E39]-[.D38]" office:value-type="float" office:value="218564.43" calcext:value-type="float">
            <text:p>218.564,4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9-10-25" calcext:value-type="date">
            <text:p>25.10.2019</text:p>
          </table:table-cell>
          <table:table-cell/>
          <table:table-cell table:style-name="ce3" office:value-type="string" calcext:value-type="string">
            <text:p>19 taksit ödeme­anapara</text:p>
          </table:table-cell>
          <table:table-cell table:style-name="ce4" office:value-type="float" office:value="1170.68" calcext:value-type="float">
            <text:p>1.170,68</text:p>
          </table:table-cell>
          <table:table-cell table:style-name="ce4" table:formula="of:=[.E40]-[.D39]" office:value-type="float" office:value="219841.17" calcext:value-type="float">
            <text:p>219.841,1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9-09-18" calcext:value-type="date">
            <text:p>18.09.2019</text:p>
          </table:table-cell>
          <table:table-cell/>
          <table:table-cell table:style-name="ce3" office:value-type="string" calcext:value-type="string">
            <text:p>18 taksit ödeme­anapara</text:p>
          </table:table-cell>
          <table:table-cell table:style-name="ce4" office:value-type="float" office:value="1157.71" calcext:value-type="float">
            <text:p>1.157,71</text:p>
          </table:table-cell>
          <table:table-cell table:style-name="ce4" table:formula="of:=[.E41]-[.D40]" office:value-type="float" office:value="221011.85" calcext:value-type="float">
            <text:p>221.011,8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9-08-27" calcext:value-type="date">
            <text:p>27.08.2019</text:p>
          </table:table-cell>
          <table:table-cell/>
          <table:table-cell table:style-name="ce3" office:value-type="string" calcext:value-type="string">
            <text:p>17 taksit ödeme­anapara</text:p>
          </table:table-cell>
          <table:table-cell table:style-name="ce4" office:value-type="float" office:value="1144.89" calcext:value-type="float">
            <text:p>1.144,89</text:p>
          </table:table-cell>
          <table:table-cell table:style-name="ce4" table:formula="of:=[.E42]-[.D41]" office:value-type="float" office:value="222169.56" calcext:value-type="float">
            <text:p>222.169,5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9-07-31" calcext:value-type="date">
            <text:p>31.07.2019</text:p>
          </table:table-cell>
          <table:table-cell/>
          <table:table-cell table:style-name="ce3" office:value-type="string" calcext:value-type="string">
            <text:p>16 taksit ödeme­anapara</text:p>
          </table:table-cell>
          <table:table-cell table:style-name="ce4" office:value-type="float" office:value="1132.21" calcext:value-type="float">
            <text:p>1.132,21</text:p>
          </table:table-cell>
          <table:table-cell table:style-name="ce4" table:formula="of:=[.E43]-[.D42]" office:value-type="float" office:value="223314.45" calcext:value-type="float">
            <text:p>223.314,4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9-07-01" calcext:value-type="date">
            <text:p>01.07.2019</text:p>
          </table:table-cell>
          <table:table-cell/>
          <table:table-cell table:style-name="ce3" office:value-type="string" calcext:value-type="string">
            <text:p>15 taksit ödeme­anapara</text:p>
          </table:table-cell>
          <table:table-cell table:style-name="ce4" office:value-type="float" office:value="1119.67" calcext:value-type="float">
            <text:p>1.119,67</text:p>
          </table:table-cell>
          <table:table-cell table:style-name="ce4" table:formula="of:=[.E44]-[.D43]" office:value-type="float" office:value="224446.66" calcext:value-type="float">
            <text:p>224.446,6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9-05-24" calcext:value-type="date">
            <text:p>24.05.2019</text:p>
          </table:table-cell>
          <table:table-cell/>
          <table:table-cell table:style-name="ce3" office:value-type="string" calcext:value-type="string">
            <text:p>14 taksit ödeme­anapara</text:p>
          </table:table-cell>
          <table:table-cell table:style-name="ce4" office:value-type="float" office:value="1107.27" calcext:value-type="float">
            <text:p>1.107,27</text:p>
          </table:table-cell>
          <table:table-cell table:style-name="ce4" table:formula="of:=[.E45]-[.D44]" office:value-type="float" office:value="225566.33" calcext:value-type="float">
            <text:p>225.566,3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9-04-24" calcext:value-type="date">
            <text:p>24.04.2019</text:p>
          </table:table-cell>
          <table:table-cell/>
          <table:table-cell table:style-name="ce3" office:value-type="string" calcext:value-type="string">
            <text:p>13 taksit ödeme­anapara</text:p>
          </table:table-cell>
          <table:table-cell table:style-name="ce4" office:value-type="float" office:value="1095" calcext:value-type="float">
            <text:p>1.095,00</text:p>
          </table:table-cell>
          <table:table-cell table:style-name="ce4" table:formula="of:=[.E46]-[.D45]" office:value-type="float" office:value="226673.6" calcext:value-type="float">
            <text:p>226.673,6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9-03-22" calcext:value-type="date">
            <text:p>22.03.2019</text:p>
          </table:table-cell>
          <table:table-cell/>
          <table:table-cell table:style-name="ce3" office:value-type="string" calcext:value-type="string">
            <text:p>12 taksit ödeme­anapara</text:p>
          </table:table-cell>
          <table:table-cell table:style-name="ce4" office:value-type="float" office:value="1082.87" calcext:value-type="float">
            <text:p>1.082,87</text:p>
          </table:table-cell>
          <table:table-cell table:style-name="ce4" table:formula="of:=[.E47]-[.D46]" office:value-type="float" office:value="227768.6" calcext:value-type="float">
            <text:p>227.768,6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9-02-28" calcext:value-type="date">
            <text:p>28.02.2019</text:p>
          </table:table-cell>
          <table:table-cell/>
          <table:table-cell table:style-name="ce3" office:value-type="string" calcext:value-type="string">
            <text:p>11 taksit ödeme­anapara</text:p>
          </table:table-cell>
          <table:table-cell table:style-name="ce4" office:value-type="float" office:value="1070.88" calcext:value-type="float">
            <text:p>1.070,88</text:p>
          </table:table-cell>
          <table:table-cell table:style-name="ce4" table:formula="of:=[.E48]-[.D47]" office:value-type="float" office:value="228851.47" calcext:value-type="float">
            <text:p>228.851,47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table:formula="of:=[.E49]-[.D48]" office:value-type="float" office:value="229922.35" calcext:value-type="float">
            <text:p>229.922,3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9-01-28" calcext:value-type="date">
            <text:p>28.01.2019</text:p>
          </table:table-cell>
          <table:table-cell/>
          <table:table-cell table:style-name="ce3" office:value-type="string" calcext:value-type="string">
            <text:p>10 taksit ödeme­anapara</text:p>
          </table:table-cell>
          <table:table-cell table:style-name="ce4" office:value-type="float" office:value="1059.02" calcext:value-type="float">
            <text:p>1.059,02</text:p>
          </table:table-cell>
          <table:table-cell table:style-name="ce4" table:formula="of:=[.E50]-[.D49]" office:value-type="float" office:value="229922.35" calcext:value-type="float">
            <text:p>229.922,3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12-21" calcext:value-type="date">
            <text:p>21.12.2018</text:p>
          </table:table-cell>
          <table:table-cell/>
          <table:table-cell table:style-name="ce3" office:value-type="string" calcext:value-type="string">
            <text:p>9 taksit ödeme­anapara</text:p>
          </table:table-cell>
          <table:table-cell table:style-name="ce4" office:value-type="float" office:value="1047.29" calcext:value-type="float">
            <text:p>1.047,29</text:p>
          </table:table-cell>
          <table:table-cell table:style-name="ce4" table:formula="of:=[.E51]-[.D50]" office:value-type="float" office:value="230981.37" calcext:value-type="float">
            <text:p>230.981,3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11-28" calcext:value-type="date">
            <text:p>28.11.2018</text:p>
          </table:table-cell>
          <table:table-cell/>
          <table:table-cell table:style-name="ce3" office:value-type="string" calcext:value-type="string">
            <text:p>8 taksit ödeme­anapara</text:p>
          </table:table-cell>
          <table:table-cell table:style-name="ce4" office:value-type="float" office:value="1035.69" calcext:value-type="float">
            <text:p>1.035,69</text:p>
          </table:table-cell>
          <table:table-cell table:style-name="ce4" table:formula="of:=[.E52]-[.D51]" office:value-type="float" office:value="232028.66" calcext:value-type="float">
            <text:p>232.028,6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10-25" calcext:value-type="date">
            <text:p>25.10.2018</text:p>
          </table:table-cell>
          <table:table-cell/>
          <table:table-cell table:style-name="ce3" office:value-type="string" calcext:value-type="string">
            <text:p>7 taksit ödeme­anapara</text:p>
          </table:table-cell>
          <table:table-cell table:style-name="ce4" office:value-type="float" office:value="1024.22" calcext:value-type="float">
            <text:p>1.024,22</text:p>
          </table:table-cell>
          <table:table-cell table:style-name="ce4" table:formula="of:=[.E53]-[.D52]" office:value-type="float" office:value="233064.35" calcext:value-type="float">
            <text:p>233.064,3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9-25" calcext:value-type="date">
            <text:p>25.09.2018</text:p>
          </table:table-cell>
          <table:table-cell/>
          <table:table-cell table:style-name="ce3" office:value-type="string" calcext:value-type="string">
            <text:p>6 taksit ödeme­anapara</text:p>
          </table:table-cell>
          <table:table-cell table:style-name="ce4" office:value-type="float" office:value="1012.87" calcext:value-type="float">
            <text:p>1.012,87</text:p>
          </table:table-cell>
          <table:table-cell table:style-name="ce4" table:formula="of:=[.E54]-[.D53]" office:value-type="float" office:value="234088.57" calcext:value-type="float">
            <text:p>234.088,5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8-27" calcext:value-type="date">
            <text:p>27.08.2018</text:p>
          </table:table-cell>
          <table:table-cell/>
          <table:table-cell table:style-name="ce3" office:value-type="string" calcext:value-type="string">
            <text:p>5 taksit ödeme­anapara</text:p>
          </table:table-cell>
          <table:table-cell table:style-name="ce4" office:value-type="float" office:value="1001.66" calcext:value-type="float">
            <text:p>1.001,66</text:p>
          </table:table-cell>
          <table:table-cell table:style-name="ce4" table:formula="of:=[.E55]-[.D54]" office:value-type="float" office:value="235101.44" calcext:value-type="float">
            <text:p>235.101,4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7-25" calcext:value-type="date">
            <text:p>25.07.2018</text:p>
          </table:table-cell>
          <table:table-cell/>
          <table:table-cell table:style-name="ce3" office:value-type="string" calcext:value-type="string">
            <text:p>4 taksit ödeme­anapara</text:p>
          </table:table-cell>
          <table:table-cell office:value-type="float" office:value="0.02" calcext:value-type="float">
            <text:p>0,02</text:p>
          </table:table-cell>
          <table:table-cell table:style-name="ce4" table:formula="of:=[.E56]-[.D55]" office:value-type="float" office:value="236103.1" calcext:value-type="float">
            <text:p>236.103,1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7-25" calcext:value-type="date">
            <text:p>25.07.2018</text:p>
          </table:table-cell>
          <table:table-cell/>
          <table:table-cell table:style-name="ce3" office:value-type="string" calcext:value-type="string">
            <text:p>4 taksit ödeme­anapara</text:p>
          </table:table-cell>
          <table:table-cell office:value-type="float" office:value="990.54" calcext:value-type="float">
            <text:p>990,54</text:p>
          </table:table-cell>
          <table:table-cell table:style-name="ce4" table:formula="of:=[.E57]-[.D56]" office:value-type="float" office:value="236103.12" calcext:value-type="float">
            <text:p>236.103,1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6-25" calcext:value-type="date">
            <text:p>25.06.2018</text:p>
          </table:table-cell>
          <table:table-cell/>
          <table:table-cell table:style-name="ce3" office:value-type="string" calcext:value-type="string">
            <text:p>3 taksit ödeme­anapara</text:p>
          </table:table-cell>
          <table:table-cell office:value-type="float" office:value="979.59" calcext:value-type="float">
            <text:p>979,59</text:p>
          </table:table-cell>
          <table:table-cell table:style-name="ce4" table:formula="of:=[.E58]-[.D57]" office:value-type="float" office:value="237093.66" calcext:value-type="float">
            <text:p>237.093,6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5-24" calcext:value-type="date">
            <text:p>24.05.2018</text:p>
          </table:table-cell>
          <table:table-cell/>
          <table:table-cell table:style-name="ce3" office:value-type="string" calcext:value-type="string">
            <text:p>2 taksit ödeme­anapara</text:p>
          </table:table-cell>
          <table:table-cell office:value-type="float" office:value="968.74" calcext:value-type="float">
            <text:p>968,74</text:p>
          </table:table-cell>
          <table:table-cell table:style-name="ce4" table:formula="of:=[.E59]-[.D58]" office:value-type="float" office:value="238073.25" calcext:value-type="float">
            <text:p>238.073,2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4-25" calcext:value-type="date">
            <text:p>25.04.2018</text:p>
          </table:table-cell>
          <table:table-cell/>
          <table:table-cell table:style-name="ce3" office:value-type="string" calcext:value-type="string">
            <text:p>1 taksit ödeme­anapara</text:p>
          </table:table-cell>
          <table:table-cell office:value-type="float" office:value="958.01" calcext:value-type="float">
            <text:p>958,01</text:p>
          </table:table-cell>
          <table:table-cell table:style-name="ce4" table:formula="of:=[.E60]-[.D59]" office:value-type="float" office:value="239041.99" calcext:value-type="float">
            <text:p>239.041,9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3-30" calcext:value-type="date">
            <text:p>30.03.2018</text:p>
          </table:table-cell>
          <table:table-cell/>
          <table:table-cell table:style-name="ce3" office:value-type="string" calcext:value-type="string">
            <text:p>TL Kullandırım tutarı</text:p>
          </table:table-cell>
          <table:table-cell table:style-name="ce4" office:value-type="float" office:value="-240000" calcext:value-type="float">
            <text:p>-240.000,00</text:p>
          </table:table-cell>
          <table:table-cell table:style-name="ce4" table:formula="of:=[.E61]-[.D60]" office:value-type="float" office:value="240000" calcext:value-type="float">
            <text:p>240.000,00</text:p>
          </table:table-cell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yfa1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TL</number:text>
    </number:number-style>
    <number:number-style style:name="N111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TL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TL</number:text>
    </number:number-style>
    <number:number-style style:name="N11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TL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4P0"/>
    </number:number-style>
    <number:date-style style:name="N115">
      <number:day number:style="long"/>
      <number:text>.</number:text>
      <number:month number:textual="true"/>
      <number:text>.</number:text>
      <number:year/>
    </number:date-style>
    <number:date-style style:name="N116">
      <number:month number:textual="true"/>
      <number:text>.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  </number:text>
    </number:number-style>
    <number:number-style style:name="N121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3P2" style:volatile="true">
      <number:text> </number:text>
      <number:fill-character> </number:fill-character>
      <number:text>-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4P2" style:volatile="true">
      <number:text> </number:text>
      <number:fill-character> </number:fill-character>
      <number:text>- TL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be-dekont2302-2020-2021" style:display-name="PageStyle_zbe-dekont2302-2020-20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7:32:22</meta:creation-date>
    <meta:initial-creator>pr</meta:initial-creator>
    <dc:language>tr-TR</dc:language>
    <dc:date>2021-05-27T18:02:35.471796508</dc:date>
    <meta:editing-cycles>3</meta:editing-cycles>
    <meta:editing-duration>PT12H23M43S</meta:editing-duration>
    <meta:generator>LibreOffice/7.0.5.2$Linux_X86_64 LibreOffice_project/00$Build-2</meta:generator>
    <meta:document-statistic meta:table-count="2" meta:cell-count="19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